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Heros" svg:font-family="TeXGyreHeros" style:font-family-generic="roman" style:font-pitch="variable"/>
    <style:font-face style:name="TeXGyreTermes" svg:font-family="TeXGyreTermes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="solid" draw:fill-color="#dddddd" draw:textarea-horizontal-align="justify" draw:textarea-vertical-align="middle" draw:auto-grow-height="false"/>
    </style:style>
    <style:style style:name="gr2" style:family="graphic" style:parent-style-name="standard">
      <style:graphic-properties svg:stroke-color="#666666" draw:fill="solid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Dashed" svg:stroke-color="#666666" draw:fill="solid" draw:fill-color="#eeeee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svg:stroke-color="#666666" draw:fill="solid" draw:fill-color="#ffffff" draw:textarea-horizontal-align="justify" draw:textarea-vertical-align="top" draw:auto-grow-height="false"/>
    </style:style>
    <style:style style:name="gr7" style:family="graphic" style:parent-style-name="objectwithoutfill">
      <style:graphic-properties draw:stroke="dash" draw:stroke-dash="Ultrafine_20_Dashed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666666" draw:fill="none" draw:fill-color="#ffffff" draw:textarea-horizontal-align="justify" draw:textarea-vertical-align="top" draw:auto-grow-height="false"/>
    </style:style>
    <style:style style:name="gr10" style:family="graphic" style:parent-style-name="standard">
      <style:graphic-properties svg:stroke-color="#666666" draw:fill="none" draw:fill-color="#eeeeee" draw:textarea-horizontal-align="justify" draw:textarea-vertical-align="top" draw:auto-grow-height="false"/>
    </style:style>
    <style:style style:name="gr11" style:family="graphic" style:parent-style-name="standard">
      <style:graphic-properties svg:stroke-color="#666666" draw:fill="solid" draw:fill-color="#eeeeee" draw:textarea-horizontal-align="justify" draw:textarea-vertical-align="top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3cm" fo:min-width="8.5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start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333333"/>
    </style:style>
    <style:style style:name="P6" style:family="paragraph">
      <style:paragraph-properties fo:text-align="end"/>
    </style:style>
    <style:style style:name="P7" style:family="paragraph">
      <style:paragraph-properties fo:text-align="center"/>
      <style:text-properties fo:color="#333333"/>
    </style:style>
    <style:style style:name="P8" style:family="paragraph">
      <style:paragraph-properties fo:text-align="start"/>
      <style:text-properties fo:color="#333333" fo:font-size="12pt" style:font-size-asian="12pt" style:font-size-complex="12pt"/>
    </style:style>
    <style:style style:name="P9" style:family="paragraph"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eXGyreHeros" fo:font-size="12pt" style:letter-kerning="true" style:font-name-asian="Droid Sans Fallback" style:font-size-asian="12pt" style:font-name-complex="Droid Sans Devanagari" style:font-size-complex="12pt"/>
    </style:style>
    <style:style style:name="T3" style:family="text">
      <style:text-properties fo:color="#333333"/>
    </style:style>
    <style:style style:name="T4" style:family="text">
      <style:text-properties fo:color="#33333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29cm" svg:height="0.889cm" svg:x="1.508cm" svg:y="4.175cm">
          <text:p text:style-name="P1"><text:span text:style-name="T1">Remar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429cm" svg:height="0.889cm" svg:x="1.508cm" svg:y="5.064cm">
          <text:p text:style-name="P1"><text:span text:style-name="T1">Web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429cm" svg:height="0.889cm" svg:x="1.509cm" svg:y="4.175cm">
          <text:p><text:span text:style-name="T1">Remar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429cm" svg:height="0.889cm" svg:x="1.508cm" svg:y="7.731cm">
          <text:p text:style-name="P4"><text:span text:style-name="T2">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429cm" svg:height="0.889cm" svg:x="1.508cm" svg:y="8.62cm">
          <text:p text:style-name="P4"><text:span text:style-name="T2">Pho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429cm" svg:height="0.889cm" svg:x="1.508cm" svg:y="11.16cm">
          <text:p text:style-name="P4"><text:span text:style-name="T1">Pho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254cm" svg:height="0.254cm" svg:x="4.348cm" svg:y="11.48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4cm" svg:height="0.254cm" svg:x="4.356cm" svg:y="8.89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3" draw:layer="layout" svg:width="3.429cm" svg:height="0.889cm" svg:x="1.509cm" svg:y="5.064cm">
            <text:p text:style-name="P4"><text:span text:style-name="T2">Websi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254cm" svg:height="0.254cm" svg:x="4.364cm" svg:y="5.40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" draw:text-style-name="P5" draw:layer="layout" svg:width="3.429cm" svg:height="3.048cm" svg:x="9.62cm" svg:y="6.442cm">
          <text:p text:style-name="P4"><text:span text:style-name="T3">Dropbox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3" draw:layer="layout" svg:width="3.429cm" svg:height="0.889cm" svg:x="9.62cm" svg:y="7.712cm">
            <text:p text:style-name="P6"><text:span text:style-name="T2">Phot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254cm" svg:height="0.254cm" svg:x="9.875cm" svg:y="8.05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3" draw:layer="layout" svg:width="3.429cm" svg:height="0.889cm" svg:x="9.628cm" svg:y="8.62cm">
            <text:p text:style-name="P6"><text:span text:style-name="T2">Phot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254cm" svg:height="0.254cm" svg:x="9.883cm" svg:y="8.96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" draw:text-style-name="P5" draw:layer="layout" svg:width="3.429cm" svg:height="2.178cm" svg:x="9.628cm" svg:y="2.778cm">
          <text:p text:style-name="P4"><text:span text:style-name="T3">Web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3" draw:layer="layout" svg:width="3.429cm" svg:height="0.889cm" svg:x="9.628cm" svg:y="4.048cm">
            <text:p text:style-name="P6"><text:span text:style-name="T2">Websi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254cm" svg:height="0.254cm" svg:x="9.883cm" svg:y="4.389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" draw:text-style-name="P1" draw:layer="layout" svg:x1="4.429cm" svg:y1="5.572cm" svg:x2="10.017cm" svg:y2="4.429cm">
          <text:p/>
        </draw:line>
        <draw:line draw:style-name="gr7" draw:text-style-name="P1" draw:layer="layout" svg:x1="4.556cm" svg:y1="9.001cm" svg:x2="10.017cm" svg:y2="8.239cm">
          <text:p/>
        </draw:line>
        <draw:line draw:style-name="gr7" draw:text-style-name="P1" draw:layer="layout" svg:x1="4.556cm" svg:y1="11.541cm" svg:x2="10.017cm" svg:y2="9.128cm">
          <text:p/>
        </draw:line>
        <draw:frame draw:style-name="gr8" draw:layer="layout" svg:width="2.136cm" svg:height="1.165cm" svg:x="2.064cm" svg:y="1.078cm">
          <draw:text-box>
            <text:p>Notes</text:p>
          </draw:text-box>
        </draw:frame>
        <draw:frame draw:style-name="gr8" draw:layer="layout" svg:width="3.711cm" svg:height="1.165cm" svg:x="5.558cm" svg:y="1.09cm">
          <draw:text-box>
            <text:p>References</text:p>
          </draw:text-box>
        </draw:frame>
        <draw:frame draw:style-name="gr8" draw:layer="layout" svg:width="3.834cm" svg:height="1.165cm" svg:x="9.631cm" svg:y="1.078cm">
          <draw:text-box>
            <text:p>Ressources</text:p>
          </draw:text-box>
        </draw:frame>
        <draw:custom-shape draw:style-name="gr9" draw:text-style-name="P5" draw:layer="layout" svg:width="3.429cm" svg:height="3.064cm" svg:x="1.508cm" svg:y="6.43cm">
          <text:p text:style-name="P4"><text:span text:style-name="T3">Ide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3.429cm" svg:height="3.064cm" svg:x="1.508cm" svg:y="2.874cm">
          <text:p text:style-name="P1"><text:span text:style-name="T3">Research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429cm" svg:height="2.159cm" svg:x="1.508cm" svg:y="9.89cm">
          <text:p text:style-name="P4"><text:span text:style-name="T3">Invoice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1" draw:text-style-name="P7" draw:layer="layout" svg:width="3.429cm" svg:height="2.54cm" svg:x="1.609cm" svg:y="2.606cm">
          <text:p text:style-name="P1"><text:span text:style-name="T3">Resear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0.889cm" svg:x="1.609cm" svg:y="3.876cm">
          <text:p text:style-name="P1"><text:span text:style-name="T1">Remar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429cm" svg:height="0.889cm" svg:x="1.609cm" svg:y="4.765cm">
          <text:p text:style-name="P1"><text:span text:style-name="T1">Web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8.169cm" svg:height="3.071cm" svg:x="1.61cm" svg:y="2.575cm">
          <text:p text:style-name="P4"><text:span text:style-name="T3">Re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429cm" svg:height="0.889cm" svg:x="1.61cm" svg:y="3.876cm">
          <text:p><text:span text:style-name="T1">Remar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3" draw:layer="layout" svg:width="3.429cm" svg:height="0.889cm" svg:x="1.61cm" svg:y="4.765cm">
            <text:p text:style-name="P4"><text:span text:style-name="T2">Websi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254cm" svg:height="0.254cm" svg:x="4.465cm" svg:y="5.106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8" draw:layer="layout" svg:width="3.81cm" svg:height="1.808cm" svg:x="5.969cm" svg:y="2.575cm">
            <text:p text:style-name="P3"><text:span text:style-name="T4">Res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9" draw:layer="layout" svg:width="3.81cm" svg:height="0.889cm" svg:x="5.969cm" svg:y="3.564cm">
              <text:p text:style-name="P6"><text:span text:style-name="T2">Saved Websit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254cm" svg:height="0.254cm" svg:x="6.224cm" svg:y="3.905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7" draw:text-style-name="P1" draw:layer="layout" svg:x1="4.572cm" svg:y1="5.296cm" svg:x2="6.223cm" svg:y2="4.153cm">
          <text:p/>
        </draw:line>
        <draw:frame draw:style-name="gr12" draw:layer="layout" svg:width="9.055cm" svg:height="1.165cm" svg:x="1.613cm" svg:y="1.016cm">
          <draw:text-box>
            <text:p>Embedded Notes</text:p>
          </draw:text-box>
        </draw:frame>
        <draw:custom-shape draw:style-name="gr6" draw:text-style-name="P5" draw:layer="layout" svg:width="7.153cm" svg:height="3.095cm" svg:x="10.754cm" svg:y="2.613cm">
          <text:p text:style-name="P4"><text:span text:style-name="T3">Idea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" draw:text-style-name="P8" draw:layer="layout" svg:width="2.794cm" svg:height="1.808cm" svg:x="15.113cm" svg:y="2.598cm">
            <text:p text:style-name="P3"><text:span text:style-name="T4">Res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9" draw:layer="layout" svg:width="2.794cm" svg:height="0.889cm" svg:x="15.113cm" svg:y="3.587cm">
              <text:p text:style-name="P6"><text:span text:style-name="T2">Phot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254cm" svg:height="0.254cm" svg:x="15.368cm" svg:y="3.928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2" draw:text-style-name="P3" draw:layer="layout" svg:width="3.429cm" svg:height="0.889cm" svg:x="10.764cm" svg:y="3.93cm">
          <text:p text:style-name="P4"><text:span text:style-name="T2">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429cm" svg:height="0.889cm" svg:x="10.764cm" svg:y="4.819cm">
          <text:p text:style-name="P4"><text:span text:style-name="T2">Pho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254cm" svg:height="0.254cm" svg:x="13.643cm" svg:y="5.12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3.843cm" svg:y1="5.169cm" svg:x2="15.494cm" svg:y2="4.153cm">
          <text:p/>
        </draw:line>
        <draw:custom-shape draw:style-name="gr6" draw:text-style-name="P5" draw:layer="layout" svg:width="7.153cm" svg:height="2.063cm" svg:x="1.651cm" svg:y="6.154cm">
          <text:p text:style-name="P4"><text:span text:style-name="T3">Invo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" draw:text-style-name="P8" draw:layer="layout" svg:width="2.794cm" svg:height="1.808cm" svg:x="6.01cm" svg:y="6.123cm">
            <text:p text:style-name="P3"><text:span text:style-name="T4">Res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9" draw:layer="layout" svg:width="2.794cm" svg:height="0.889cm" svg:x="6.01cm" svg:y="7.112cm">
              <text:p text:style-name="P6"><text:span text:style-name="T2">Phot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254cm" svg:height="0.254cm" svg:x="6.265cm" svg:y="7.45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3" draw:text-style-name="P3" draw:layer="layout" svg:width="3.429cm" svg:height="0.889cm" svg:x="1.661cm" svg:y="7.344cm">
          <text:p text:style-name="P4"><text:span text:style-name="T2">Pho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254cm" svg:height="0.254cm" svg:x="4.54cm" svg:y="7.68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4.572cm" svg:y1="7.836cm" svg:x2="6.391cm" svg:y2="7.6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XGyreHeros" svg:font-family="TeXGyreHeros" style:font-family-generic="roman" style:font-pitch="variable"/>
    <style:font-face style:name="TeXGyreTermes" svg:font-family="TeXGyreTermes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eXGyreTerme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TeXGyreHeros" fo:font-family="TeXGyreHeros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3T10:22:15.946426661</meta:creation-date>
    <meta:editing-cycles>3</meta:editing-cycles>
    <meta:editing-duration>PT24M9S</meta:editing-duration>
    <dc:title>Opensource Notetaking Concept</dc:title>
    <dc:date>2014-02-13T11:06:54.932837651</dc:date>
    <meta:generator>LibreOffice/4.1.5.3$Linux_X86_64 LibreOffice_project/410m0$Build-3</meta:generator>
    <meta:document-statistic meta:object-count="65"/>
  </office:meta>
</office:document-meta>
</file>